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0000" fo:wrap-option="wrap" style:vertical-align="top"/>
      <style:text-properties fo:color="#ffffff" fo:font-weight="bold" style:font-weight-asian="bold" style:font-weight-complex="bold"/>
    </style:style>
    <style:style style:name="ce2" style:family="table-cell" style:parent-style-name="Default" style:data-style-name="N100">
      <style:table-cell-properties fo:wrap-option="wrap" style:vertical-align="top"/>
    </style:style>
    <style:style style:name="ce3" style:family="table-cell" style:parent-style-name="Default">
      <style:table-cell-properties fo:background-color="#000000" fo:wrap-option="wrap" style:vertical-align="top"/>
      <style:text-properties fo:color="#ffffff" fo:font-weight="bold" style:font-weight-asian="bold" style:font-weight-complex="bold"/>
    </style:style>
    <style:style style:name="ce4" style:family="table-cell" style:parent-style-name="Default">
      <style:table-cell-properties fo:wrap-option="wrap" style:vertical-align="top"/>
    </style:style>
    <style:style style:name="ce5" style:family="table-cell" style:parent-style-name="Default">
      <style:table-cell-properties fo:background-color="#000000"/>
      <style:text-properties fo:color="#ffffff" fo:font-weight="bold" style:font-weight-asian="bold" style:font-weight-complex="bold"/>
    </style:style>
  </office:automatic-styles>
  <office:body>
    <office:spreadsheet>
      <table:calculation-settings table:automatic-find-labels="false" table:use-regular-expressions="false" table:use-wildcards="true"/>
      <table:table table:name="Characters"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2">
          <table:table-cell office:value-type="string" calcext:value-type="string">
            <text:p>Select the Actors Directory tab from the sidebar tabs. Click on the Create Actor button and enter a name in the dialog that pops up. Ensure that the type field is set to ‘character’ and click on the Create New Actor button.</text:p>
          </table:table-cell>
          <table:table-cell office:value-type="string" calcext:value-type="string">
            <text:p>An entry with the characters name appears in the character directory in the right hand column. A character sheet opens for the new character. The opened character sheet contains the name of the character entered. All attributes are set to 10. The Player Name field is blank. Class is set to Warrior. Level, Current and Total Hit Points are all set to 1. Hit Die is set to 1d6. Armed damage is set to 1d6, unarmed damage is set to 1d4. There are no Weapons, Armour, Equipment or Abilities listed.</text:p>
          </table:table-cell>
          <table:table-cell table:number-columns-repeated="1022"/>
        </table:table-row>
        <table:table-row table:style-name="ro3">
          <table:table-cell office:value-type="string" calcext:value-type="string">
            <text:p>Open a character sheet. Edit the attributes to change them all. Close and re-open the character sheet.</text:p>
          </table:table-cell>
          <table:table-cell office:value-type="string" calcext:value-type="string">
            <text:p>The altered attribute values are displayed on the character sheet.</text:p>
          </table:table-cell>
          <table:table-cell table:number-columns-repeated="1022"/>
        </table:table-row>
        <table:table-row table:style-name="ro1">
          <table:table-cell office:value-type="string" calcext:value-type="string">
            <text:p>Open a character sheet. Edit the class name. Close and re-open the character sheet.</text:p>
          </table:table-cell>
          <table:table-cell office:value-type="string" calcext:value-type="string">
            <text:p>The altered class name is displayed on the character sheet.</text:p>
          </table:table-cell>
          <table:table-cell table:number-columns-repeated="1022"/>
        </table:table-row>
        <table:table-row table:style-name="ro3">
          <table:table-cell office:value-type="string" calcext:value-type="string">
            <text:p>Open a character sheet. Edit the Level, HP Maximum and HP Current fields. Close and re-open the character sheet.</text:p>
          </table:table-cell>
          <table:table-cell office:value-type="string" calcext:value-type="string">
            <text:p>The altered Level, Maximum HP and Current HP values are displayed on the character sheet.</text:p>
          </table:table-cell>
          <table:table-cell table:number-columns-repeated="1022"/>
        </table:table-row>
        <table:table-row table:style-name="ro1">
          <table:table-cell office:value-type="string" calcext:value-type="string">
            <text:p>Open a character sheet. Click on the Hit Die field.</text:p>
          </table:table-cell>
          <table:table-cell office:value-type="string" calcext:value-type="string">
            <text:p>The field contain entries for 1d4, 1d6, 1d8, 1d10, 1d12 and 1d20.</text:p>
          </table:table-cell>
          <table:table-cell table:number-columns-repeated="1022"/>
        </table:table-row>
        <table:table-row table:style-name="ro1">
          <table:table-cell office:value-type="string" calcext:value-type="string">
            <text:p>Open a character sheet. Edit the Hit Die field. Close and re-open the character sheet.</text:p>
          </table:table-cell>
          <table:table-cell office:value-type="string" calcext:value-type="string">
            <text:p>The Hit Die field displays the altered die selection.</text:p>
          </table:table-cell>
          <table:table-cell table:number-columns-repeated="1022"/>
        </table:table-row>
        <table:table-row table:style-name="ro1">
          <table:table-cell office:value-type="string" calcext:value-type="string">
            <text:p>Open a character sheet. Click on the Damage Die (Armed) field.</text:p>
          </table:table-cell>
          <table:table-cell office:value-type="string" calcext:value-type="string">
            <text:p>The field contain entries for 1, 1d4, 1d6, 1d8, 1d10, 1d12, 1d20 and Other (Consult Abilities).</text:p>
          </table:table-cell>
          <table:table-cell table:number-columns-repeated="1022"/>
        </table:table-row>
        <table:table-row table:style-name="ro1">
          <table:table-cell office:value-type="string" calcext:value-type="string">
            <text:p>Open a character sheet. Click on the Damage Die (Unarmed) field.</text:p>
          </table:table-cell>
          <table:table-cell office:value-type="string" calcext:value-type="string">
            <text:p>The field contain entries for 1, 1d4, 1d6, 1d8, 1d10, 1d12, 1d20 and Other (Consult Abilities).</text:p>
          </table:table-cell>
          <table:table-cell table:number-columns-repeated="1022"/>
        </table:table-row>
        <table:table-row table:style-name="ro3">
          <table:table-cell office:value-type="string" calcext:value-type="string">
            <text:p>Open a character sheet. Edit the Damage Die (Armed) and Damage Die (Unarmed) fields. Close and re-open the character sheet.</text:p>
          </table:table-cell>
          <table:table-cell office:value-type="string" calcext:value-type="string">
            <text:p>The Damage Die (Armed) and Damage Die (Unarmed) fields display the altered die selections.</text:p>
          </table:table-cell>
          <table:table-cell table:number-columns-repeated="1022"/>
        </table:table-row>
        <table:table-row table:style-name="ro1">
          <table:table-cell office:value-type="string" calcext:value-type="string">
            <text:p>Open the character sheet for a newly created character and click on the Spells tab.</text:p>
          </table:table-cell>
          <table:table-cell office:value-type="string" calcext:value-type="string">
            <text:p>The spells tab is empty.</text:p>
          </table:table-cell>
          <table:table-cell table:number-columns-repeated="1022"/>
        </table:table-row>
        <table:table-row table:style-name="ro1">
          <table:table-cell office:value-type="string" calcext:value-type="string">
            <text:p>Open the character sheet for a newly created character and click on the Prayers tab.</text:p>
          </table:table-cell>
          <table:table-cell office:value-type="string" calcext:value-type="string">
            <text:p>The prayers tab is empty.</text:p>
          </table:table-cell>
          <table:table-cell table:number-columns-repeated="1022"/>
        </table:table-row>
        <table:table-row table:style-name="ro1">
          <table:table-cell office:value-type="string" calcext:value-type="string">
            <text:p>Open the character sheet for a newly created character and click on the Background tab.</text:p>
          </table:table-cell>
          <table:table-cell office:value-type="string" calcext:value-type="string">
            <text:p>The tab displays and empty description field.</text:p>
          </table:table-cell>
          <table:table-cell table:number-columns-repeated="1022"/>
        </table:table-row>
        <table:table-row table:style-name="ro4">
          <table:table-cell office:value-type="string" calcext:value-type="string">
            <text:p>Open a character sheet and click on the Background tab. Click on the Description field to activate the editor and enter some text. Click on the Save icon in the editor toolbar. Close and re-open the character sheet.</text:p>
          </table:table-cell>
          <table:table-cell office:value-type="string" calcext:value-type="string">
            <text:p>The description text entered is displayed on the Description field of the character sheet.</text:p>
          </table:table-cell>
          <table:table-cell table:number-columns-repeated="1022"/>
        </table:table-row>
        <table:table-row table:style-name="ro1">
          <table:table-cell office:value-type="string" calcext:value-type="string">
            <text:p>Open a character sheet and click on the Spells tab. Close and re-open the character sheet.</text:p>
          </table:table-cell>
          <table:table-cell office:value-type="string" calcext:value-type="string">
            <text:p>The Spells tab is still selected on the character sheet.</text:p>
          </table:table-cell>
          <table:table-cell table:number-columns-repeated="1022"/>
        </table:table-row>
        <table:table-row table:style-name="ro1">
          <table:table-cell office:value-type="string" calcext:value-type="string">
            <text:p>Open a character sheet and click on the Prayers tab. Close and re-open the character sheet.</text:p>
          </table:table-cell>
          <table:table-cell office:value-type="string" calcext:value-type="string">
            <text:p>The Prayers tab is still selected on the character sheet.</text:p>
          </table:table-cell>
          <table:table-cell table:number-columns-repeated="1022"/>
        </table:table-row>
        <table:table-row table:style-name="ro1">
          <table:table-cell office:value-type="string" calcext:value-type="string">
            <text:p>Open a character sheet and click on the Background tab. Close and re-open the character sheet.</text:p>
          </table:table-cell>
          <table:table-cell office:value-type="string" calcext:value-type="string">
            <text:p>The Background tab is still selected on the character sheet.</text:p>
          </table:table-cell>
          <table:table-cell table:number-columns-repeated="1022"/>
        </table:table-row>
        <table:table-row table:style-name="ro1">
          <table:table-cell office:value-type="string" calcext:value-type="string">
            <text:p>Open a character sheet and click on the Basics tab. Close and re-open the character sheet.</text:p>
          </table:table-cell>
          <table:table-cell office:value-type="string" calcext:value-type="string">
            <text:p>The Basics tab is still selected on the character sheet.</text:p>
          </table:table-cell>
          <table:table-cell table:number-columns-repeated="1022"/>
        </table:table-row>
        <table:table-row table:style-name="ro3">
          <table:table-cell office:value-type="string" calcext:value-type="string">
            <text:p>Open a character sheet and click on the portrait image. On the dialog displayed selected and image file for the character and click on the Select File button.</text:p>
          </table:table-cell>
          <table:table-cell office:value-type="string" calcext:value-type="string">
            <text:p>The character sheet updates to display the characters chosen image.</text:p>
          </table:table-cell>
          <table:table-cell table:number-columns-repeated="1022"/>
        </table:table-row>
        <table:table-row table:style-name="ro3">
          <table:table-cell office:value-type="string" calcext:value-type="string">
            <text:p>Create a Scene in Foundry. Open the characters directory tab and drag and drop a character onto the scene.</text:p>
          </table:table-cell>
          <table:table-cell office:value-type="string" calcext:value-type="string">
            <text:p>A token for the character appears on the scene. The token uses the characters selected image (if they have one).</text:p>
          </table:table-cell>
          <table:table-cell table:number-columns-repeated="1022"/>
        </table:table-row>
        <table:table-row table:style-name="ro3">
          <table:table-cell office:value-type="string" calcext:value-type="string">
            <text:p>Open a character sheet and click on the Roll Attribute Test icon for the Strength attribute.</text:p>
          </table:table-cell>
          <table:table-cell office:value-type="string" calcext:value-type="string">
            <text:p>A test result is listed in the chat log. Check that the roll is correct and repeat the roll to ensure that it is working properly (i.e. it fails when the attribute value or higher is shown).</text:p>
          </table:table-cell>
          <table:table-cell table:number-columns-repeated="1022"/>
        </table:table-row>
        <table:table-row table:style-name="ro3">
          <table:table-cell office:value-type="string" calcext:value-type="string">
            <text:p>Open a character sheet and click on the Roll Attribute Test icon for the Dexterity attribute.</text:p>
          </table:table-cell>
          <table:table-cell office:value-type="string" calcext:value-type="string">
            <text:p>A test result is listed in the chat log. Check that the roll is correct and repeat the roll to ensure that it is working properly (i.e. it fails when the attribute value or higher is shown).</text:p>
          </table:table-cell>
          <table:table-cell table:number-columns-repeated="1022"/>
        </table:table-row>
        <table:table-row table:style-name="ro3">
          <table:table-cell office:value-type="string" calcext:value-type="string">
            <text:p>Open a character sheet and click on the Roll Attribute Test icon for the Constitution attribute.</text:p>
          </table:table-cell>
          <table:table-cell office:value-type="string" calcext:value-type="string">
            <text:p>A test result is listed in the chat log. Check that the roll is correct and repeat the roll to ensure that it is working properly (i.e. it fails when the attribute value or higher is shown).</text:p>
          </table:table-cell>
          <table:table-cell table:number-columns-repeated="1022"/>
        </table:table-row>
        <table:table-row table:style-name="ro3">
          <table:table-cell office:value-type="string" calcext:value-type="string">
            <text:p>Open a character sheet and click on the Roll Attribute Test icon for the Intelligence attribute.</text:p>
          </table:table-cell>
          <table:table-cell office:value-type="string" calcext:value-type="string">
            <text:p>A test result is listed in the chat log. Check that the roll is correct and repeat the roll to ensure that it is working properly (i.e. it fails when the attribute value or higher is shown).</text:p>
          </table:table-cell>
          <table:table-cell table:number-columns-repeated="1022"/>
        </table:table-row>
        <table:table-row table:style-name="ro3">
          <table:table-cell office:value-type="string" calcext:value-type="string">
            <text:p>Open a character sheet and click on the Roll Attribute Test icon for the Wisdom attribute.</text:p>
          </table:table-cell>
          <table:table-cell office:value-type="string" calcext:value-type="string">
            <text:p>A test result is listed in the chat log. Check that the roll is correct and repeat the roll to ensure that it is working properly (i.e. it fails when the attribute value or higher is shown).</text:p>
          </table:table-cell>
          <table:table-cell table:number-columns-repeated="1022"/>
        </table:table-row>
        <table:table-row table:style-name="ro3">
          <table:table-cell office:value-type="string" calcext:value-type="string">
            <text:p>Open a character sheet and click on the Roll Attribute Test icon for the Charisma attribute.</text:p>
          </table:table-cell>
          <table:table-cell office:value-type="string" calcext:value-type="string">
            <text:p>A test result is listed in the chat log. Check that the roll is correct and repeat the roll to ensure that it is working properly (i.e. it fails when the attribute value or higher is shown).</text:p>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Creatures"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5">
          <table:table-cell office:value-type="string" calcext:value-type="string">
            <text:p>Select the Actors Directory tab from the sidebar tabs. Click on the Create Actor button and enter a name in the dialog that pops up. Ensure that the type field is set to ‘creature’ and click on the Create New Actor button.</text:p>
          </table:table-cell>
          <table:table-cell office:value-type="string" calcext:value-type="string">
            <text:p>An entry with the creatures name appears in the character directory in the right hand column. A creature sheet opens for the new creature. The opened creature sheet contains the name of the creature entered. The creatures Hit Die field is set to 1. The creatures Hit Points field is set to 5. There are no Attacks or Abilities listed. The Notes field is blank.</text:p>
          </table:table-cell>
          <table:table-cell table:number-columns-repeated="1022"/>
        </table:table-row>
        <table:table-row table:style-name="ro3">
          <table:table-cell office:value-type="string" calcext:value-type="string">
            <text:p>Open a creature sheet and edit the creature name. Close and re-open the creature sheet.</text:p>
          </table:table-cell>
          <table:table-cell office:value-type="string" calcext:value-type="string">
            <text:p>The creatures name in the character directory is updated. The correct name is also displayed on the creature sheet.</text:p>
          </table:table-cell>
          <table:table-cell table:number-columns-repeated="1022"/>
        </table:table-row>
        <table:table-row table:style-name="ro1">
          <table:table-cell office:value-type="string" calcext:value-type="string">
            <text:p>Open a creature sheet and edit the creatures Hit Die. Close and re-open the creature sheet.</text:p>
          </table:table-cell>
          <table:table-cell office:value-type="string" calcext:value-type="string">
            <text:p>The creature sheet displays the updated Hit Die value.</text:p>
          </table:table-cell>
          <table:table-cell table:number-columns-repeated="1022"/>
        </table:table-row>
        <table:table-row table:style-name="ro1">
          <table:table-cell office:value-type="string" calcext:value-type="string">
            <text:p>Open a creature sheet and edit the creatures Hit Points. Close and re-open the creature sheet.</text:p>
          </table:table-cell>
          <table:table-cell office:value-type="string" calcext:value-type="string">
            <text:p>The creature sheet displays the updated Hit Points value.</text:p>
          </table:table-cell>
          <table:table-cell table:number-columns-repeated="1022"/>
        </table:table-row>
        <table:table-row table:style-name="ro3">
          <table:table-cell office:value-type="string" calcext:value-type="string">
            <text:p>Open a creature sheet and click to edit the Notes field. Enter some text then click on the Save icon in the editor toolbar. Close and re-open the creature sheet.</text:p>
          </table:table-cell>
          <table:table-cell office:value-type="string" calcext:value-type="string">
            <text:p>The creature sheet displays the updated Notes text.</text:p>
          </table:table-cell>
          <table:table-cell table:number-columns-repeated="1022"/>
        </table:table-row>
        <table:table-row table:style-name="ro3">
          <table:table-cell office:value-type="string" calcext:value-type="string">
            <text:p>Open a creature sheet and click on the image icon. In the dialog displayed selected an image file and click on the Select File button.</text:p>
          </table:table-cell>
          <table:table-cell office:value-type="string" calcext:value-type="string">
            <text:p>The creatures sheet updates to display the newly selected image. This persists if the sheet is closed and re-opened.</text:p>
          </table:table-cell>
          <table:table-cell table:number-columns-repeated="1022"/>
        </table:table-row>
        <table:table-row table:style-name="ro3">
          <table:table-cell office:value-type="string" calcext:value-type="string">
            <text:p>Open a scene and drag and drop a creature on to the scene.</text:p>
          </table:table-cell>
          <table:table-cell office:value-type="string" calcext:value-type="string">
            <text:p>A token for the creature is added to the scene. If the creature has an associated image this is the token shown on the scene.</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Abilities"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4">
          <table:table-cell office:value-type="string" calcext:value-type="string">
            <text:p>Select the Items Directory tab from the sidebar tabs. Click on the New Item button. In the dialog displayed ensure that the Type field is set to ‘ability’ and enter a name for the ability being created. Click on the Create New Item button</text:p>
          </table:table-cell>
          <table:table-cell office:value-type="string" calcext:value-type="string">
            <text:p>An entry with the abilities name appears in the Items Directory listing. An ability sheet is opened and the name of the ability is displayed on it. The Tag and Description fields on this sheet are blank.</text:p>
          </table:table-cell>
          <table:table-cell table:number-columns-repeated="1022"/>
        </table:table-row>
        <table:table-row table:style-name="ro3">
          <table:table-cell office:value-type="string" calcext:value-type="string">
            <text:p>Open an ability sheet and edit the name field. Close and re-open the ability sheet.</text:p>
          </table:table-cell>
          <table:table-cell office:value-type="string" calcext:value-type="string">
            <text:p>The sheet displays the updated name value and the name value in the Items Directory listing is also updated.</text:p>
          </table:table-cell>
          <table:table-cell table:number-columns-repeated="1022"/>
        </table:table-row>
        <table:table-row table:style-name="ro1">
          <table:table-cell office:value-type="string" calcext:value-type="string">
            <text:p>Open an ability sheet and edit the Tags field. Close and re-open the ability sheet.</text:p>
          </table:table-cell>
          <table:table-cell office:value-type="string" calcext:value-type="string">
            <text:p>The sheet displays the updated tags value.</text:p>
          </table:table-cell>
          <table:table-cell table:number-columns-repeated="1022"/>
        </table:table-row>
        <table:table-row table:style-name="ro3">
          <table:table-cell office:value-type="string" calcext:value-type="string">
            <text:p>Open an ability sheet and click to edit the Description field. Enter some text and click on the Save icon on the editor toolbar. Close and re-open the sheet.</text:p>
          </table:table-cell>
          <table:table-cell office:value-type="string" calcext:value-type="string">
            <text:p>The sheet displays the updates description text.</text:p>
          </table:table-cell>
          <table:table-cell table:number-columns-repeated="1022"/>
        </table:table-row>
        <table:table-row table:style-name="ro3">
          <table:table-cell office:value-type="string" calcext:value-type="string">
            <text:p>Open an ability sheet and click on the ability image. On the dialog displayed select an image file for the ability and click on the Select File button.</text:p>
          </table:table-cell>
          <table:table-cell office:value-type="string" calcext:value-type="string">
            <text:p>The ability image is updated on the sheet and in the Items Directory listing. The image persists even if the sheet is closed and re-opened.</text:p>
          </table:table-cell>
          <table:table-cell table:number-columns-repeated="1022"/>
        </table:table-row>
        <table:table-row table:style-name="ro3">
          <table:table-cell office:value-type="string" calcext:value-type="string">
            <text:p>Open a character sheet. Select the Items Directory tab on the sidebar tabs. Drag and drop an ability on to the opened character sheet.</text:p>
          </table:table-cell>
          <table:table-cell office:value-type="string" calcext:value-type="string">
            <text:p>The Abilities section of the Basics tab on the character sheet updates to show details of the ability.</text:p>
          </table:table-cell>
          <table:table-cell table:number-columns-repeated="1022"/>
        </table:table-row>
        <table:table-row table:style-name="ro3">
          <table:table-cell office:value-type="string" calcext:value-type="string">
            <text:p>Open a character sheet for a character that has at least one ability. Click on the collapse icon for the Abilities section of the Basics tab.</text:p>
          </table:table-cell>
          <table:table-cell office:value-type="string" calcext:value-type="string">
            <text:p>The Abilities section is collapsed to hide all abilities..This persists even if the character sheet is closed and re-opened.</text:p>
          </table:table-cell>
          <table:table-cell table:number-columns-repeated="1022"/>
        </table:table-row>
        <table:table-row table:style-name="ro3">
          <table:table-cell office:value-type="string" calcext:value-type="string">
            <text:p>Open a character sheet for a character that has at least one ability. Click on the trash can icon next to an ability title.</text:p>
          </table:table-cell>
          <table:table-cell office:value-type="string" calcext:value-type="string">
            <text:p>The ability is removed from the character sheet. This persists even if the character sheet is closed and re-opened.</text:p>
          </table:table-cell>
          <table:table-cell table:number-columns-repeated="1022"/>
        </table:table-row>
        <table:table-row table:style-name="ro3">
          <table:table-cell office:value-type="string" calcext:value-type="string">
            <text:p>Open a creature sheet. Select the Items Directory tab on the sidebar tabs. Drag and drop an ability on to the opened creature sheet.</text:p>
          </table:table-cell>
          <table:table-cell office:value-type="string" calcext:value-type="string">
            <text:p>The ability appears in the list of abilities for the creature. This persists even if the creature sheet is closed and re-opened.</text:p>
          </table:table-cell>
          <table:table-cell table:number-columns-repeated="1022"/>
        </table:table-row>
        <table:table-row table:style-name="ro3">
          <table:table-cell office:value-type="string" calcext:value-type="string">
            <text:p>Open a creature sheet for a creature with at least one ability. Click on the trash can icon next to one of the creatures abilities.</text:p>
          </table:table-cell>
          <table:table-cell office:value-type="string" calcext:value-type="string">
            <text:p>The ability is deleted from the creature. This persists even if the creature sheet is closed and re-opened.</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Armour"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4">
          <table:table-cell office:value-type="string" calcext:value-type="string">
            <text:p>Select the Items Directory tab from the sidebar tabs. Click on the New Item button. In the dialog displayed ensure that the Type field is set to ‘armour’ and enter a name for the armour being created. Click on the Create New Item button</text:p>
          </table:table-cell>
          <table:table-cell office:value-type="string" calcext:value-type="string">
            <text:p>An entry with the armours name appears in the Items Directory listing. An armour sheet is opened and the name of the armour is displayed on it. The Armour Value field is set to 1. The Rarity field is set to Common. The Description field is blank.</text:p>
          </table:table-cell>
          <table:table-cell table:number-columns-repeated="1022"/>
        </table:table-row>
        <table:table-row table:style-name="ro3">
          <table:table-cell office:value-type="string" calcext:value-type="string">
            <text:p>Open an armour sheet and edit the name field. Close and re-open the sheet.</text:p>
          </table:table-cell>
          <table:table-cell office:value-type="string" calcext:value-type="string">
            <text:p>The sheet displays the updated name value. The entry in the Items Directory also displays the updated name.</text:p>
          </table:table-cell>
          <table:table-cell table:number-columns-repeated="1022"/>
        </table:table-row>
        <table:table-row table:style-name="ro1">
          <table:table-cell office:value-type="string" calcext:value-type="string">
            <text:p>Open an armour sheet and edit the Armour Value field. Close and re-open the sheet.</text:p>
          </table:table-cell>
          <table:table-cell office:value-type="string" calcext:value-type="string">
            <text:p>The sheet displays the updated armour value.</text:p>
          </table:table-cell>
          <table:table-cell table:number-columns-repeated="1022"/>
        </table:table-row>
        <table:table-row table:style-name="ro1">
          <table:table-cell office:value-type="string" calcext:value-type="string">
            <text:p>Open an armour sheet and click on the Rarity field.</text:p>
          </table:table-cell>
          <table:table-cell office:value-type="string" calcext:value-type="string">
            <text:p>The dropdown shown contains entries for Common, Exotic and Rare.</text:p>
          </table:table-cell>
          <table:table-cell table:number-columns-repeated="1022"/>
        </table:table-row>
        <table:table-row table:style-name="ro1">
          <table:table-cell office:value-type="string" calcext:value-type="string">
            <text:p>Open an armour sheet and edit the Rarity field. Close and re-open the sheet.</text:p>
          </table:table-cell>
          <table:table-cell office:value-type="string" calcext:value-type="string">
            <text:p>The sheet displays the updated rarity value.</text:p>
          </table:table-cell>
          <table:table-cell table:number-columns-repeated="1022"/>
        </table:table-row>
        <table:table-row table:style-name="ro3">
          <table:table-cell office:value-type="string" calcext:value-type="string">
            <text:p>Open an armour sheet and click to edit the Description field. Enter some text then click on the Save icon in the editor toolbar. Close and re-open the sheet.</text:p>
          </table:table-cell>
          <table:table-cell office:value-type="string" calcext:value-type="string">
            <text:p>The sheet displays the updated description text.</text:p>
          </table:table-cell>
          <table:table-cell table:number-columns-repeated="1022"/>
        </table:table-row>
        <table:table-row table:style-name="ro4">
          <table:table-cell office:value-type="string" calcext:value-type="string">
            <text:p>Open an armour sheet and click on the image field. In the dialog displayed select an image and click on the Select Image button.</text:p>
          </table:table-cell>
          <table:table-cell office:value-type="string" calcext:value-type="string">
            <text:p>The sheet will update to display the selected image. The selected image will also be shown in the armour entry on the Items Directory listing. The image selection will persist across the sheet being closed and re-opened.</text:p>
          </table:table-cell>
          <table:table-cell table:number-columns-repeated="1022"/>
        </table:table-row>
        <table:table-row table:style-name="ro4">
          <table:table-cell office:value-type="string" calcext:value-type="string">
            <text:p>Open a character sheet. Select the Items Directory tab from the sidebar tabs. Drag and drop an armour item onto the character sheet.</text:p>
          </table:table-cell>
          <table:table-cell office:value-type="string" calcext:value-type="string">
            <text:p>The item is displayed in the Armour section of the Basics tab on the character sheet. The armour name is correct as is the Total Dice field. The Broken Dice field should be set to 0. The item persists on the character sheet even when it is closed and re-opened.</text:p>
          </table:table-cell>
          <table:table-cell table:number-columns-repeated="1022"/>
        </table:table-row>
        <table:table-row table:style-name="ro3">
          <table:table-cell office:value-type="string" calcext:value-type="string">
            <text:p>Open a character sheet that has an item of armour added to it. Click on the trash can icon next to the armour entry.</text:p>
          </table:table-cell>
          <table:table-cell office:value-type="string" calcext:value-type="string">
            <text:p>The armour is deleted from the character. This persists across the character sheet being closed and re-opened.</text:p>
          </table:table-cell>
          <table:table-cell table:number-columns-repeated="1022"/>
        </table:table-row>
        <table:table-row table:style-name="ro3">
          <table:table-cell office:value-type="string" calcext:value-type="string">
            <text:p>Open a character sheet and add an armour item to it. Click on the Break Die icon for the armour item.</text:p>
          </table:table-cell>
          <table:table-cell office:value-type="string" calcext:value-type="string">
            <text:p>The armours Broken Dice total increases by 1. This persists across closing and re-opening the character sheet.</text:p>
          </table:table-cell>
          <table:table-cell table:number-columns-repeated="1022"/>
        </table:table-row>
        <table:table-row table:style-name="ro3">
          <table:table-cell office:value-type="string" calcext:value-type="string">
            <text:p>Open a character sheet with an armour item on it with at least one broken die. Click on the Repair A Single Die On This Item icon.</text:p>
          </table:table-cell>
          <table:table-cell office:value-type="string" calcext:value-type="string">
            <text:p>The armours Broken Dice total decreases by 1. This persists across closing and re-opening the character sheet.</text:p>
          </table:table-cell>
          <table:table-cell table:number-columns-repeated="1022"/>
        </table:table-row>
        <table:table-row table:style-name="ro3">
          <table:table-cell office:value-type="string" calcext:value-type="string">
            <text:p>Open a character sheet and add at least two armour items to it. Break at least one die on each of the armour items on the sheet. Then click on the Repair All Armour Items icon.</text:p>
          </table:table-cell>
          <table:table-cell office:value-type="string" calcext:value-type="string">
            <text:p>The Broken Dice total for all armour items on the character sheet is reduced to 0. This persists across closing and re-opening the character sheet.</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Creature Attacks"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5">
          <table:table-cell office:value-type="string" calcext:value-type="string">
            <text:p>Select the Items Directory tab from the sidebar tabs. Click on the New Item button. In the dialog displayed ensure that the Type field is set to ‘creature-attack’ and enter a name for the attack being created. Click on the Create New Item button</text:p>
          </table:table-cell>
          <table:table-cell office:value-type="string" calcext:value-type="string">
            <text:p>An entry with the attacks name appears in the Items Directory listing. A creature attack sheet is opened and the name of the attack is displayed on it. The Attribute field is set to Strength. The Damage field is set to 1. The Range field is set to Close. The Target Quantity field is set to 1. The Notes field is blank.</text:p>
          </table:table-cell>
          <table:table-cell table:number-columns-repeated="1022"/>
        </table:table-row>
        <table:table-row table:style-name="ro3">
          <table:table-cell office:value-type="string" calcext:value-type="string">
            <text:p>Open a creature attack sheet. Edit the Name field and then close and re-open the sheet.</text:p>
          </table:table-cell>
          <table:table-cell office:value-type="string" calcext:value-type="string">
            <text:p>The name change persists across the sheet re-open. The name in the Items Directory listing is updated to match the change.</text:p>
          </table:table-cell>
          <table:table-cell table:number-columns-repeated="1022"/>
        </table:table-row>
        <table:table-row table:style-name="ro3">
          <table:table-cell office:value-type="string" calcext:value-type="string">
            <text:p>Open a creature attack sheet. Click on the Attribute field.</text:p>
          </table:table-cell>
          <table:table-cell office:value-type="string" calcext:value-type="string">
            <text:p>The dropdown shown contains entries for Strength, Dexterity, Constitution, Intelligence, Wisdom and Charisma.</text:p>
          </table:table-cell>
          <table:table-cell table:number-columns-repeated="1022"/>
        </table:table-row>
        <table:table-row table:style-name="ro1">
          <table:table-cell office:value-type="string" calcext:value-type="string">
            <text:p>Open a creature attack sheet. Edit the Damage field before closing and re-opening the sheet.</text:p>
          </table:table-cell>
          <table:table-cell office:value-type="string" calcext:value-type="string">
            <text:p>The change to the Attribute setting persists across the sheet being re-opened.</text:p>
          </table:table-cell>
          <table:table-cell table:number-columns-repeated="1022"/>
        </table:table-row>
        <table:table-row table:style-name="ro1">
          <table:table-cell office:value-type="string" calcext:value-type="string">
            <text:p>Open a creature attack sheet. Edit the Damage field before closing and re-opening the sheet.</text:p>
          </table:table-cell>
          <table:table-cell office:value-type="string" calcext:value-type="string">
            <text:p>The change to the Damage setting persists across the sheet being re-opened.</text:p>
          </table:table-cell>
          <table:table-cell table:number-columns-repeated="1022"/>
        </table:table-row>
        <table:table-row table:style-name="ro1">
          <table:table-cell office:value-type="string" calcext:value-type="string">
            <text:p>Open a creature attack sheet. Click on the Range field.</text:p>
          </table:table-cell>
          <table:table-cell office:value-type="string" calcext:value-type="string">
            <text:p>The dropdown shown contains entries for Close, Nearby, Faraway, Distant and Special.</text:p>
          </table:table-cell>
          <table:table-cell table:number-columns-repeated="1022"/>
        </table:table-row>
        <table:table-row table:style-name="ro1">
          <table:table-cell office:value-type="string" calcext:value-type="string">
            <text:p>Open a creature attack sheet. Edit the Range field before closing and re-opening the sheet.</text:p>
          </table:table-cell>
          <table:table-cell office:value-type="string" calcext:value-type="string">
            <text:p>The change to the Range setting persists across the sheet being re-opened.</text:p>
          </table:table-cell>
          <table:table-cell table:number-columns-repeated="1022"/>
        </table:table-row>
        <table:table-row table:style-name="ro3">
          <table:table-cell office:value-type="string" calcext:value-type="string">
            <text:p>Open a creature attack sheet. Edit the Target Quantity field before closing and re-opening the sheet.</text:p>
          </table:table-cell>
          <table:table-cell office:value-type="string" calcext:value-type="string">
            <text:p>The change to the Target Quantity setting persists across the sheet being re-opened.</text:p>
          </table:table-cell>
          <table:table-cell table:number-columns-repeated="1022"/>
        </table:table-row>
        <table:table-row table:style-name="ro3">
          <table:table-cell office:value-type="string" calcext:value-type="string">
            <text:p>Open a creature attack sheet. Click on the Notes field to start the editor. Enter some text before clicking on the Save icon in the editor toolbar. Close and re-open the sheet.</text:p>
          </table:table-cell>
          <table:table-cell office:value-type="string" calcext:value-type="string">
            <text:p>The text of a Notes field persists across the sheet being re-opened.</text:p>
          </table:table-cell>
          <table:table-cell table:number-columns-repeated="1022"/>
        </table:table-row>
        <table:table-row table:style-name="ro3">
          <table:table-cell office:value-type="string" calcext:value-type="string">
            <text:p>Open a creature sheet and drag and drop a creature attack on to it.</text:p>
          </table:table-cell>
          <table:table-cell office:value-type="string" calcext:value-type="string">
            <text:p>The attack is displayed in the Attacks section on the creature sheet. This persists across the sheet being closed and re-opened.</text:p>
          </table:table-cell>
          <table:table-cell table:number-columns-repeated="1022"/>
        </table:table-row>
        <table:table-row table:style-name="ro3">
          <table:table-cell office:value-type="string" calcext:value-type="string">
            <text:p>Open a creature sheet for a creature that possesses at least one attack. Click on the trash can icon next to one of the creatures attacks.</text:p>
          </table:table-cell>
          <table:table-cell office:value-type="string" calcext:value-type="string">
            <text:p>The attack is deleted from the creature. This change persists across the creature sheet being closed and re-opened.</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Equipment"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4">
          <table:table-cell office:value-type="string" calcext:value-type="string">
            <text:p>Select the Items Directory tab from the sidebar tabs. Click on the New Item button. In the dialog displayed ensure that the Type field is set to ‘equipment’ and enter a name for the item being created. Click on the Create New Item button</text:p>
          </table:table-cell>
          <table:table-cell office:value-type="string" calcext:value-type="string">
            <text:p>An entry with the items name appears in the Items Directory listing. A equipment sheet is opened and the name of the item is displayed on it. The Quantity field is set to 1. The Usage Die field is set to None. The Rarity field is set to Common. The Description field is blank.</text:p>
          </table:table-cell>
          <table:table-cell table:number-columns-repeated="1022"/>
        </table:table-row>
        <table:table-row table:style-name="ro3">
          <table:table-cell office:value-type="string" calcext:value-type="string">
            <text:p>Open an equipment sheet and edit the name of the item. Close and re-open the sheet.</text:p>
          </table:table-cell>
          <table:table-cell office:value-type="string" calcext:value-type="string">
            <text:p>The name for the item displayed on the sheet reflects the change. The items entry in the Items Directory listing is also appropriately updated.</text:p>
          </table:table-cell>
          <table:table-cell table:number-columns-repeated="1022"/>
        </table:table-row>
        <table:table-row table:style-name="ro1">
          <table:table-cell office:value-type="string" calcext:value-type="string">
            <text:p>Open an equipment sheet and edit the Quantity field. Close and re-open the sheet.</text:p>
          </table:table-cell>
          <table:table-cell office:value-type="string" calcext:value-type="string">
            <text:p>The quantity field has the new value.</text:p>
          </table:table-cell>
          <table:table-cell table:number-columns-repeated="1022"/>
        </table:table-row>
        <table:table-row table:style-name="ro1">
          <table:table-cell office:value-type="string" calcext:value-type="string">
            <text:p>Open an equipment sheet and click on the Usage Die field.</text:p>
          </table:table-cell>
          <table:table-cell office:value-type="string" calcext:value-type="string">
            <text:p>The dropdown shown has entries for None, 1d4, 1d6, 1d8, 1d10, 1d12 and 1d20.</text:p>
          </table:table-cell>
          <table:table-cell table:number-columns-repeated="1022"/>
        </table:table-row>
        <table:table-row table:style-name="ro1">
          <table:table-cell office:value-type="string" calcext:value-type="string">
            <text:p>Open an equipment sheet and edit the Usage Die field. Close and re-open the sheet.</text:p>
          </table:table-cell>
          <table:table-cell office:value-type="string" calcext:value-type="string">
            <text:p>The usage die retains the new value assigned.</text:p>
          </table:table-cell>
          <table:table-cell table:number-columns-repeated="1022"/>
        </table:table-row>
        <table:table-row table:style-name="ro1">
          <table:table-cell office:value-type="string" calcext:value-type="string">
            <text:p>Open an equipment sheet and click on the Rarity field.</text:p>
          </table:table-cell>
          <table:table-cell office:value-type="string" calcext:value-type="string">
            <text:p>The dropdown shown has entries for Common, Exotic and Rare.</text:p>
          </table:table-cell>
          <table:table-cell table:number-columns-repeated="1022"/>
        </table:table-row>
        <table:table-row table:style-name="ro1">
          <table:table-cell office:value-type="string" calcext:value-type="string">
            <text:p>Open an equipment sheet and edit the Rarity field. Close and re-open the sheet.</text:p>
          </table:table-cell>
          <table:table-cell office:value-type="string" calcext:value-type="string">
            <text:p>The rarity field retains the new value assigned.</text:p>
          </table:table-cell>
          <table:table-cell table:number-columns-repeated="1022"/>
        </table:table-row>
        <table:table-row table:style-name="ro3">
          <table:table-cell office:value-type="string" calcext:value-type="string">
            <text:p>Open an equipment sheet and click to edit the Description field. Enter some text and then click on the Save icon on the editor toolbar. Close and re-open the sheet.</text:p>
          </table:table-cell>
          <table:table-cell office:value-type="string" calcext:value-type="string">
            <text:p>The sheet displays the description entered.</text:p>
          </table:table-cell>
          <table:table-cell table:number-columns-repeated="1022"/>
        </table:table-row>
        <table:table-row table:style-name="ro3">
          <table:table-cell office:value-type="string" calcext:value-type="string">
            <text:p>Open a character sheet and drag and drop an equipment item onto the sheet.</text:p>
          </table:table-cell>
          <table:table-cell office:value-type="string" calcext:value-type="string">
            <text:p>The item is added to the Equipment section on the Basics tab of the character sheet. Ensure that the Quantity and Usage Die are correct for the item.</text:p>
          </table:table-cell>
          <table:table-cell table:number-columns-repeated="1022"/>
        </table:table-row>
        <table:table-row table:style-name="ro3">
          <table:table-cell office:value-type="string" calcext:value-type="string">
            <text:p>Open a character sheet with at least one item of equipment. Click on the icon to collapse the Equipment section of the Basics tab.</text:p>
          </table:table-cell>
          <table:table-cell office:value-type="string" calcext:value-type="string">
            <text:p>The section is collapsed, hiding all equipment items. This change persists across the sheet being re-opened.</text:p>
          </table:table-cell>
          <table:table-cell table:number-columns-repeated="1022"/>
        </table:table-row>
        <table:table-row table:style-name="ro3">
          <table:table-cell office:value-type="string" calcext:value-type="string">
            <text:p>Open a character sheet with at least one item of equipment. Click on the trash can icon next to one of the equipment items.</text:p>
          </table:table-cell>
          <table:table-cell office:value-type="string" calcext:value-type="string">
            <text:p>The item is deleted from the character sheet. This change persists across the sheet being re-opened.</text:p>
          </table:table-cell>
          <table:table-cell table:number-columns-repeated="1022"/>
        </table:table-row>
        <table:table-row table:style-name="ro3">
          <table:table-cell office:value-type="string" calcext:value-type="string">
            <text:p>Open a character sheet with at least one item of equipment. Click on the plus item for one of the equipment items listed.</text:p>
          </table:table-cell>
          <table:table-cell office:value-type="string" calcext:value-type="string">
            <text:p>The items quantity goes up by 1. This change persists across the sheet being re-opened.</text:p>
          </table:table-cell>
          <table:table-cell table:number-columns-repeated="1022"/>
        </table:table-row>
        <table:table-row table:style-name="ro3">
          <table:table-cell office:value-type="string" calcext:value-type="string">
            <text:p>Open a character sheet with at least one item of equipment. Click on the minus item for one of the equipment items listed.</text:p>
          </table:table-cell>
          <table:table-cell office:value-type="string" calcext:value-type="string">
            <text:p>The items quantity goes down by 1. It should not be possible to reduce this below 0. This change persists across the sheet being re-opened.</text:p>
          </table:table-cell>
          <table:table-cell table:number-columns-repeated="1022"/>
        </table:table-row>
        <table:table-row table:style-name="ro3">
          <table:table-cell office:value-type="string" calcext:value-type="string">
            <text:p>Open a character sheet with at least one item of equipment that possesses a usage die. Click on the die icon for one of the equipment items.</text:p>
          </table:table-cell>
          <table:table-cell office:value-type="string" calcext:value-type="string">
            <text:p>An entry is made in the chat history showing the outcome of the usage die roll.</text:p>
          </table:table-cell>
          <table:table-cell table:number-columns-repeated="1022"/>
        </table:table-row>
        <table:table-row table:style-name="ro4">
          <table:table-cell office:value-type="string" calcext:value-type="string">
            <text:p>Open a character sheet with at least one item of equipment that possesses a usage die. Click on the die icon for one of the equipment items and continue to do so until the usage die roll is failed.</text:p>
          </table:table-cell>
          <table:table-cell office:value-type="string" calcext:value-type="string">
            <text:p>The items usage die is downgraded one step. This change persists across re-opening the character sheet. A usage die downgraded from 1d4 becomes exhausted and cannot be changed again.</text:p>
          </table:table-cell>
          <table:table-cell table:number-columns-repeated="1022"/>
        </table:table-row>
        <table:table-row table:style-name="ro3">
          <table:table-cell office:value-type="string" calcext:value-type="string">
            <text:p>Open a character sheet with at least one item of equipment that possesses a usage die. Click the icon to trigger a usage die test until it has been downgraded to exhausted.</text:p>
          </table:table-cell>
          <table:table-cell office:value-type="string" calcext:value-type="string">
            <text:p>The quantity field should be reduced by 1.</text:p>
          </table:table-cell>
          <table:table-cell table:number-columns-repeated="1022"/>
        </table:table-row>
        <table:table-row table:style-name="ro4">
          <table:table-cell office:value-type="string" calcext:value-type="string">
            <text:p>Open a character sheet with an item of equipment for which the usage die has been exhausted. Ensure that the quantity value for the item is greater than zero and click on the Reset Usage Die icon.</text:p>
          </table:table-cell>
          <table:table-cell office:value-type="string" calcext:value-type="string">
            <text:p>The usage die for the item is restored to maximum.</text:p>
          </table:table-cell>
          <table:table-cell table:number-columns-repeated="1022"/>
        </table:table-row>
        <table:table-row table:style-name="ro3">
          <table:table-cell office:value-type="string" calcext:value-type="string">
            <text:p>Open a character sheet with an item of equipment for which the usage die has been exhausted. Ensure that the quantity value for the item is 0 and then click on the Reset Usage Die icon.</text:p>
          </table:table-cell>
          <table:table-cell office:value-type="string" calcext:value-type="string">
            <text:p>An error message is displayed stating that the supply for the item in question is depleted.</text:p>
          </table:table-cell>
          <table:table-cell table:number-columns-repeated="1022"/>
        </table:table-row>
        <table:table-row table:style-name="ro3">
          <table:table-cell office:value-type="string" calcext:value-type="string">
            <text:p>Open a character sheet with an item of equipment for which the usage die has been exhausted. Ensure that the quantity value for the item is 0 and then click on the Reset Usage Die icon.</text:p>
          </table:table-cell>
          <table:table-cell table:number-columns-repeated="1023"/>
        </table:table-row>
        <table:table-row table:style-name="ro4">
          <table:table-cell office:value-type="string" calcext:value-type="string">
            <text:p>Open a character sheet with multiple equipment items possessing an exhausted usage die. These items should have quantity fields greater than zero. Click on the Reset All Usage Dice icon.</text:p>
          </table:table-cell>
          <table:table-cell office:value-type="string" calcext:value-type="string">
            <text:p>The usage die for all of the items is restored to maximum.</text:p>
          </table:table-cell>
          <table:table-cell table:number-columns-repeated="1022"/>
        </table:table-row>
        <table:table-row table:style-name="ro3">
          <table:table-cell office:value-type="string" calcext:value-type="string">
            <text:p>Open a character sheet with multiple equipment items possessing an exhausted usage die. These items should have quantity fields equal to zero. Click on the Reset All Usage Dice icon.</text:p>
          </table:table-cell>
          <table:table-cell office:value-type="string" calcext:value-type="string">
            <text:p>An error message is displayed for each item stating that it is depleted.</text:p>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Magic"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4">
          <table:table-cell office:value-type="string" calcext:value-type="string">
            <text:p>Select the Items Directory tab from the sidebar tabs. Click on the New Item button. In the dialog displayed ensure that the Type field is set to ‘magic’ and enter a name for the spell/prayer being created. Click on the Create New Item button</text:p>
          </table:table-cell>
          <table:table-cell office:value-type="string" calcext:value-type="string">
            <text:p>An entry is created in the Items Directory listing with the name of the spell. A magic sheet is displayed containing the name of the spell/prayer. The Type field is set to Spell. The Level field is set to 1. The Description field is blank.</text:p>
          </table:table-cell>
          <table:table-cell table:number-columns-repeated="1022"/>
        </table:table-row>
        <table:table-row table:style-name="ro3">
          <table:table-cell office:value-type="string" calcext:value-type="string">
            <text:p>Open a magic sheet and edit the name of the spell/prayer. Close and then re-open the magic sheet.</text:p>
          </table:table-cell>
          <table:table-cell office:value-type="string" calcext:value-type="string">
            <text:p>The changes to the spell/prayer name are displayed on the sheet and the entry in the Items Directory listing is also updated appropriately.</text:p>
          </table:table-cell>
          <table:table-cell table:number-columns-repeated="1022"/>
        </table:table-row>
        <table:table-row table:style-name="ro4">
          <table:table-cell office:value-type="string" calcext:value-type="string">
            <text:p>Open a magic sheet and click on the image icon. On the dialog displayed select an image file before clicking on the Select File button.</text:p>
          </table:table-cell>
          <table:table-cell office:value-type="string" calcext:value-type="string">
            <text:p>The spell/prayers image on the sheet is updated to the chosen file image and this persists through closing and re-opening the sheet. The image is also displayed next to the entry in the Items Directory.</text:p>
          </table:table-cell>
          <table:table-cell table:number-columns-repeated="1022"/>
        </table:table-row>
        <table:table-row table:style-name="ro1">
          <table:table-cell office:value-type="string" calcext:value-type="string">
            <text:p>Open a magic sheet and click on the Type field.</text:p>
          </table:table-cell>
          <table:table-cell office:value-type="string" calcext:value-type="string">
            <text:p>The dropdown shown contains entries for Spell and Prayer.</text:p>
          </table:table-cell>
          <table:table-cell table:number-columns-repeated="1022"/>
        </table:table-row>
        <table:table-row table:style-name="ro1">
          <table:table-cell office:value-type="string" calcext:value-type="string">
            <text:p>Open a magic sheet and edit the Type field. Close then re-open the sheet.</text:p>
          </table:table-cell>
          <table:table-cell office:value-type="string" calcext:value-type="string">
            <text:p>The alteration to the type field persists through the sheet re-opening.</text:p>
          </table:table-cell>
          <table:table-cell table:number-columns-repeated="1022"/>
        </table:table-row>
        <table:table-row table:style-name="ro1">
          <table:table-cell office:value-type="string" calcext:value-type="string">
            <text:p>Open a magic sheet and edit the Level field. Close then re-open the sheet.</text:p>
          </table:table-cell>
          <table:table-cell office:value-type="string" calcext:value-type="string">
            <text:p>The alteration to the level field persists through the sheet re-opening.</text:p>
          </table:table-cell>
          <table:table-cell table:number-columns-repeated="1022"/>
        </table:table-row>
        <table:table-row table:style-name="ro3">
          <table:table-cell office:value-type="string" calcext:value-type="string">
            <text:p>Open a magic sheet and click on the Description field to activate the editor. Enter some text then click on the Save icon in the editor toolbar. Close and re-open the sheet.</text:p>
          </table:table-cell>
          <table:table-cell office:value-type="string" calcext:value-type="string">
            <text:p>The alteration to the description field persists through the sheet re-opening.</text:p>
          </table:table-cell>
          <table:table-cell table:number-columns-repeated="1022"/>
        </table:table-row>
        <table:table-row table:style-name="ro3">
          <table:table-cell office:value-type="string" calcext:value-type="string">
            <text:p>Open a character sheet and drag and drop a spell on to it.</text:p>
          </table:table-cell>
          <table:table-cell office:value-type="string" calcext:value-type="string">
            <text:p>The spell appears on the Spells tab of the character sheet. Ensure that it is displayed with the correct name and description and sorted into the correct spell level.</text:p>
          </table:table-cell>
          <table:table-cell table:number-columns-repeated="1022"/>
        </table:table-row>
        <table:table-row table:style-name="ro3">
          <table:table-cell office:value-type="string" calcext:value-type="string">
            <text:p>Open a character sheet and drag and drop a prayer on to it.</text:p>
          </table:table-cell>
          <table:table-cell office:value-type="string" calcext:value-type="string">
            <text:p>The spell appears on the Prayers tab of the character sheet. Ensure that it is displayed with the correct name and description and sorted into the correct prayer level.</text:p>
          </table:table-cell>
          <table:table-cell table:number-columns-repeated="1022"/>
        </table:table-row>
        <table:table-row table:style-name="ro3">
          <table:table-cell office:value-type="string" calcext:value-type="string">
            <text:p>Open a character sheet with a spell on it. Select the Spells tab and click on the trash can icon next to one of the available spells.</text:p>
          </table:table-cell>
          <table:table-cell office:value-type="string" calcext:value-type="string">
            <text:p>The spell is deleted from the character sheet.</text:p>
          </table:table-cell>
          <table:table-cell table:number-columns-repeated="1022"/>
        </table:table-row>
        <table:table-row table:style-name="ro3">
          <table:table-cell office:value-type="string" calcext:value-type="string">
            <text:p>Open a character sheet with a prayer on it. Select the Prayers tab and click on the trash can icon next to one of the available prayers.</text:p>
          </table:table-cell>
          <table:table-cell office:value-type="string" calcext:value-type="string">
            <text:p>The prayer is deleted from the character sheet.</text:p>
          </table:table-cell>
          <table:table-cell table:number-columns-repeated="1022"/>
        </table:table-row>
        <table:table-row table:style-name="ro3">
          <table:table-cell office:value-type="string" calcext:value-type="string">
            <text:p>Open a character sheet with a spell on it. Select the Spells tab and click on the Prepare This Spell icon.</text:p>
          </table:table-cell>
          <table:table-cell office:value-type="string" calcext:value-type="string">
            <text:p>The spell changes to state of prepared. The title goes green and the Prepare This Spell icon is replaced with the Unprepare This Spell icon. The Cast This Spell icon is also displayed.</text:p>
          </table:table-cell>
          <table:table-cell table:number-columns-repeated="1022"/>
        </table:table-row>
        <table:table-row table:style-name="ro3">
          <table:table-cell office:value-type="string" calcext:value-type="string">
            <text:p>Open a character sheet with a prayer on it. Select the Prayers tab and click on the Prepare This Prayer icon.</text:p>
          </table:table-cell>
          <table:table-cell office:value-type="string" calcext:value-type="string">
            <text:p>The prayer changes to state of prepared. The title goes green and the Prepare This Prayer icon is replaced with the Unprepare This Prayer icon. The Perform This Prayer icon is also displayed.</text:p>
          </table:table-cell>
          <table:table-cell table:number-columns-repeated="1022"/>
        </table:table-row>
        <table:table-row table:style-name="ro3">
          <table:table-cell office:value-type="string" calcext:value-type="string">
            <text:p>Open a character sheet with a prepared spell on it. Select the Spells tab and click on the Unprepare This Spell icon next to a prepare spell.</text:p>
          </table:table-cell>
          <table:table-cell office:value-type="string" calcext:value-type="string">
            <text:p>The spell is unprepared. The name returns to the normal colour and that cast this spell icon disappears. The Unprepare This Spell icon is replaced with the Prepare This Spell icon.</text:p>
          </table:table-cell>
          <table:table-cell table:number-columns-repeated="1022"/>
        </table:table-row>
        <table:table-row table:style-name="ro3">
          <table:table-cell office:value-type="string" calcext:value-type="string">
            <text:p>Open a character sheet with a prepared prayer on it. Select the Prayer tab and click on the Unprepare This Prayer icon next to a prepared prayer.</text:p>
          </table:table-cell>
          <table:table-cell office:value-type="string" calcext:value-type="string">
            <text:p>The prayer is unprepared. The name returns to the normal colour and that perform this prayer icon disappears. The Unprepare This Prayer icon is replaced with the Prepare This Prayer icon.</text:p>
          </table:table-cell>
          <table:table-cell table:number-columns-repeated="1022"/>
        </table:table-row>
        <table:table-row table:style-name="ro3">
          <table:table-cell office:value-type="string" calcext:value-type="string">
            <text:p>Open a character sheet with a prepared spell on it. Select the Spells tab and click on the Cast This Spell icon next to one of the prepared spells.</text:p>
          </table:table-cell>
          <table:table-cell office:value-type="string" calcext:value-type="string">
            <text:p>An intelligence test roll is made for the spell and appears in the chat log. If the roll is failed the spell is marked as unprepared (repeat casting until this happens).</text:p>
          </table:table-cell>
          <table:table-cell table:number-columns-repeated="1022"/>
        </table:table-row>
        <table:table-row table:style-name="ro3">
          <table:table-cell office:value-type="string" calcext:value-type="string">
            <text:p>Open a character sheet with a prepared prayer on it. Select the Prayers tab and click on the Perform This Prayer icon next to one of the prepared prayers.</text:p>
          </table:table-cell>
          <table:table-cell office:value-type="string" calcext:value-type="string">
            <text:p>A wisdom test roll is made for the prayer and appears in the chat log. If the roll is failed the prayer is marked as unprepared (repeat casting until this happens).</text:p>
          </table:table-cell>
          <table:table-cell table:number-columns-repeated="1022"/>
        </table:table-row>
        <table:table-row table:style-name="ro3">
          <table:table-cell office:value-type="string" calcext:value-type="string">
            <text:p>Open a character sheet with a prepared spell on it. Select the Spells tab and click on the Cast This Spell As A Ritual icon next to one of the prepared spells.</text:p>
          </table:table-cell>
          <table:table-cell office:value-type="string" calcext:value-type="string">
            <text:p>An intelligence test roll is made for the spell and appears in the chat log. Repeat this process until the test roll fails.</text:p>
          </table:table-cell>
          <table:table-cell table:number-columns-repeated="1022"/>
        </table:table-row>
        <table:table-row table:style-name="ro3">
          <table:table-cell office:value-type="string" calcext:value-type="string">
            <text:p>Open a character sheet with a prepared prayer on it. Select the Prayers tab and click on the Perform This Prayer As A Ritual icon next to one of the prepared prayers.</text:p>
          </table:table-cell>
          <table:table-cell office:value-type="string" calcext:value-type="string">
            <text:p>A wisdom test roll is made for the prayer and appears in the chat log. Repeat this process until the test roll fails.</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Weapons"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5">
          <table:table-cell office:value-type="string" calcext:value-type="string">
            <text:p>Select the Items Directory tab from the sidebar tabs. Click on the New Item button. In the dialog displayed ensure that the Type field is set to ‘weapon’ and enter a name for the weapon being created. Click on the Create New Item button</text:p>
          </table:table-cell>
          <table:table-cell office:value-type="string" calcext:value-type="string">
            <text:p>An new entry is created in the Items Directory listing with the given weapon name. A weapon sheet opens and displays the weapons name. The Kind field is set to Melee. The Size field is set to Normal. The Test Attribute (For Attacks) field is set to Strength. The Rarity field is set to Common. The Description field is blank.</text:p>
          </table:table-cell>
          <table:table-cell table:number-columns-repeated="1022"/>
        </table:table-row>
        <table:table-row table:style-name="ro1">
          <table:table-cell office:value-type="string" calcext:value-type="string">
            <text:p>Open a weapon sheet and edit the weapon name. Close and re-open the sheet.</text:p>
          </table:table-cell>
          <table:table-cell office:value-type="string" calcext:value-type="string">
            <text:p>The changes to the weapon name persist across the sheet re-open.</text:p>
          </table:table-cell>
          <table:table-cell table:number-columns-repeated="1022"/>
        </table:table-row>
        <table:table-row table:style-name="ro4">
          <table:table-cell office:value-type="string" calcext:value-type="string">
            <text:p>Open a weapon sheet and click on the image icon. From the dialog shown choose an image file before clicking on the Select File button.</text:p>
          </table:table-cell>
          <table:table-cell office:value-type="string" calcext:value-type="string">
            <text:p>The weapon image on the sheet updates to show the chosen image. Likewise the image is displayed on the weapons entry on the Items Directory listing and persists across re-openings of the sheet.</text:p>
          </table:table-cell>
          <table:table-cell table:number-columns-repeated="1022"/>
        </table:table-row>
        <table:table-row table:style-name="ro1">
          <table:table-cell office:value-type="string" calcext:value-type="string">
            <text:p>Open a weapon sheet and click on the Kind field.</text:p>
          </table:table-cell>
          <table:table-cell office:value-type="string" calcext:value-type="string">
            <text:p>The dropdown shown has entries for Melee, Ranged and Unarmed.</text:p>
          </table:table-cell>
          <table:table-cell table:number-columns-repeated="1022"/>
        </table:table-row>
        <table:table-row table:style-name="ro1">
          <table:table-cell office:value-type="string" calcext:value-type="string">
            <text:p>Open a weapon sheet and edit the Kind field. Close and re-open the sheet.</text:p>
          </table:table-cell>
          <table:table-cell office:value-type="string" calcext:value-type="string">
            <text:p>The changes to the weapon kind persist across the sheet re-opening.</text:p>
          </table:table-cell>
          <table:table-cell table:number-columns-repeated="1022"/>
        </table:table-row>
        <table:table-row table:style-name="ro1">
          <table:table-cell office:value-type="string" calcext:value-type="string">
            <text:p>Open a weapon sheet and click on the Size field.</text:p>
          </table:table-cell>
          <table:table-cell office:value-type="string" calcext:value-type="string">
            <text:p>The dropdown shown has entries for Large and Normal.</text:p>
          </table:table-cell>
          <table:table-cell table:number-columns-repeated="1022"/>
        </table:table-row>
        <table:table-row table:style-name="ro1">
          <table:table-cell office:value-type="string" calcext:value-type="string">
            <text:p>Open a weapon sheet and edit the Size field. Close and re-open the sheet.</text:p>
          </table:table-cell>
          <table:table-cell office:value-type="string" calcext:value-type="string">
            <text:p>The changes to the weapon kind persist across the sheet re-opening.</text:p>
          </table:table-cell>
          <table:table-cell table:number-columns-repeated="1022"/>
        </table:table-row>
        <table:table-row table:style-name="ro3">
          <table:table-cell office:value-type="string" calcext:value-type="string">
            <text:p>Open a weapon sheet and click on the Test Attribute (For Attacks) field.</text:p>
          </table:table-cell>
          <table:table-cell office:value-type="string" calcext:value-type="string">
            <text:p>The dropdown shown has entries for Strength, Dexterity, Constitution, Intelligence, Wisdom and Charisma.</text:p>
          </table:table-cell>
          <table:table-cell table:number-columns-repeated="1022"/>
        </table:table-row>
        <table:table-row table:style-name="ro1">
          <table:table-cell office:value-type="string" calcext:value-type="string">
            <text:p>Open a weapon sheet and edit the Test Attribute (For Attacks) field. Close and re-open the sheet.</text:p>
          </table:table-cell>
          <table:table-cell office:value-type="string" calcext:value-type="string">
            <text:p>The changes to the test attribute field persist across the sheet re-opening.</text:p>
          </table:table-cell>
          <table:table-cell table:number-columns-repeated="1022"/>
        </table:table-row>
        <table:table-row table:style-name="ro1">
          <table:table-cell office:value-type="string" calcext:value-type="string">
            <text:p>Open a weapon sheet and click on the Rarity field.</text:p>
          </table:table-cell>
          <table:table-cell office:value-type="string" calcext:value-type="string">
            <text:p>The dropdown shown has entries for Common, Exotic and Rare.</text:p>
          </table:table-cell>
          <table:table-cell table:number-columns-repeated="1022"/>
        </table:table-row>
        <table:table-row table:style-name="ro1">
          <table:table-cell office:value-type="string" calcext:value-type="string">
            <text:p>Open a weapon sheet and edit the Rarity field. Close and re-open the sheet.</text:p>
          </table:table-cell>
          <table:table-cell office:value-type="string" calcext:value-type="string">
            <text:p>The changes to the rarity are persisted across the sheet re-opening.</text:p>
          </table:table-cell>
          <table:table-cell table:number-columns-repeated="1022"/>
        </table:table-row>
        <table:table-row table:style-name="ro3">
          <table:table-cell office:value-type="string" calcext:value-type="string">
            <text:p>Open a weapon sheet and click on the Description field to activate the editor. Enter so text before clicking on the Save icon in the editor toolbar. Close and re-open the sheet.</text:p>
          </table:table-cell>
          <table:table-cell office:value-type="string" calcext:value-type="string">
            <text:p>The changes to the Description are persisted across the sheet re-opening.</text:p>
          </table:table-cell>
          <table:table-cell table:number-columns-repeated="1022"/>
        </table:table-row>
        <table:table-row table:style-name="ro4">
          <table:table-cell office:value-type="string" calcext:value-type="string">
            <text:p>Open a character sheet and drag and drop a weapon on to it.</text:p>
          </table:table-cell>
          <table:table-cell office:value-type="string" calcext:value-type="string">
            <text:p>The weapon appears in the Weapons section of the Basics tab on the sheet. Ensure that it’s name, type, attribute and size values are correct. The addition should persist across the re-opening of the sheet.</text:p>
          </table:table-cell>
          <table:table-cell table:number-columns-repeated="1022"/>
        </table:table-row>
        <table:table-row table:style-name="ro3">
          <table:table-cell office:value-type="string" calcext:value-type="string">
            <text:p>Open a character sheet that has an assigned weapon. Select the Basics tab and click on the collapse icon for the Weapons section.</text:p>
          </table:table-cell>
          <table:table-cell office:value-type="string" calcext:value-type="string">
            <text:p>The section collapses and all details for weapons are hidden. Check that the open icon reverses this situation.</text:p>
          </table:table-cell>
          <table:table-cell table:number-columns-repeated="1022"/>
        </table:table-row>
        <table:table-row table:style-name="ro3">
          <table:table-cell office:value-type="string" calcext:value-type="string">
            <text:p>Open a character sheet that has an assigned weapon. Select the Basics tab and click on the trash can icon next to one of the listed weapons.</text:p>
          </table:table-cell>
          <table:table-cell office:value-type="string" calcext:value-type="string">
            <text:p>The weapon is deleted from the character sheet. This change persists across the re-opening of the sheet.</text:p>
          </table:table-cell>
          <table:table-cell table:number-columns-repeated="1022"/>
        </table:table-row>
        <table:table-row table:style-name="ro4">
          <table:table-cell office:value-type="string" calcext:value-type="string">
            <text:p>Open a character sheet with an assigned melee weapon. Click on the Roll Attack icon for one of the melee weapons.</text:p>
          </table:table-cell>
          <table:table-cell office:value-type="string" calcext:value-type="string">
            <text:p>An Strength test roll is made for the weapon in question and will be logged in the chat history. Repeat this process to ensure that it is possible to both succeed and fail given the appropriate attribute value.</text:p>
          </table:table-cell>
          <table:table-cell table:number-columns-repeated="1022"/>
        </table:table-row>
        <table:table-row table:style-name="ro4">
          <table:table-cell office:value-type="string" calcext:value-type="string">
            <text:p>Open a character sheet with an assigned ranged weapon. Click on the Roll Attack icon for one of the ranged weapons.</text:p>
          </table:table-cell>
          <table:table-cell office:value-type="string" calcext:value-type="string">
            <text:p>An Dexterity test roll is made for the weapon in question and will be logged in the chat history. Repeat this process to ensure that it is possible to both succeed and fail given the appropriate attribute value.</text:p>
          </table:table-cell>
          <table:table-cell table:number-columns-repeated="1022"/>
        </table:table-row>
        <table:table-row table:style-name="ro3">
          <table:table-cell office:value-type="string" calcext:value-type="string">
            <text:p>Open a character sheet and make attack rolls with a melee weapon until you receive a success. From the chat log click on the Roll Damage button.</text:p>
          </table:table-cell>
          <table:table-cell office:value-type="string" calcext:value-type="string">
            <text:p>A chat log entry is created for the damage roll. The roll lists that result plus the dice used to generate the result. Ensure that the dice is equal to the character armed damage die.</text:p>
          </table:table-cell>
          <table:table-cell table:number-columns-repeated="1022"/>
        </table:table-row>
        <table:table-row table:style-name="ro3">
          <table:table-cell office:value-type="string" calcext:value-type="string">
            <text:p>Open a character sheet and make attack rolls with a ranged weapon until you receive a success. From the chat log click on the Roll Damage button.</text:p>
          </table:table-cell>
          <table:table-cell office:value-type="string" calcext:value-type="string">
            <text:p>A chat log entry is created for the damage roll. The roll lists that result plus the dice used to generate the result. Ensure that the dice is equal to the character armed damage die.</text:p>
          </table:table-cell>
          <table:table-cell table:number-columns-repeated="1022"/>
        </table:table-row>
        <table:table-row table:style-name="ro3">
          <table:table-cell office:value-type="string" calcext:value-type="string">
            <text:p>Open a character sheet and make attack rolls with a unarmed weapon until you receive a success. From the chat log click on the Roll Damage button.</text:p>
          </table:table-cell>
          <table:table-cell office:value-type="string" calcext:value-type="string">
            <text:p>A chat log entry is created for the damage roll. The roll lists that result plus the dice used to generate the result. Ensure that the dice is equal to the character unarmed damage die.</text:p>
          </table:table-cell>
          <table:table-cell table:number-columns-repeated="1022"/>
        </table:table-row>
        <table:table-row table:style-name="ro3">
          <table:table-cell office:value-type="string" calcext:value-type="string">
            <text:p>Open a character sheet for a character that has been assigned a large weapon. Make attack rolls with the large weapon.</text:p>
          </table:table-cell>
          <table:table-cell office:value-type="string" calcext:value-type="string">
            <text:p>Ensure that the attack rolls include an extra 1d4 by expanding the roll result.</text:p>
          </table:table-cell>
          <table:table-cell table:number-columns-repeated="1022"/>
        </table:table-row>
        <table:table-row table:style-name="ro3">
          <table:table-cell office:value-type="string" calcext:value-type="string">
            <text:p>Open a character sheet for a character that has been assigned a large weapon. Make attack rolls until you make a successful one. Click on the Roll Damage button on the entry in the chat log.</text:p>
          </table:table-cell>
          <table:table-cell office:value-type="string" calcext:value-type="string">
            <text:p>Ensure that the damage roll includes 1d4 extra for the large weapons damage.</text:p>
          </table:table-cell>
          <table:table-cell table:number-columns-repeated="1022"/>
        </table:table-row>
        <table:table-row table:style-name="ro1" table:number-rows-repeated="1048552">
          <table:table-cell table:number-columns-repeated="1024"/>
        </table:table-row>
        <table:table-row table:style-name="ro1">
          <table:table-cell table:number-columns-repeated="1024"/>
        </table:table-row>
      </table:table>
      <table:table table:name="Combat Tracker" table:style-name="ta1">
        <table:table-column table:style-name="co1" table:default-cell-style-name="ce2"/>
        <table:table-column table:style-name="co1" table:default-cell-style-name="ce4"/>
        <table:table-column table:style-name="co2" table:number-columns-repeated="1022" table:default-cell-style-name="Default"/>
        <table:table-row table:style-name="ro1">
          <table:table-cell table:style-name="ce1" office:value-type="string" calcext:value-type="string">
            <text:p>Test Description</text:p>
          </table:table-cell>
          <table:table-cell table:style-name="ce3" office:value-type="string" calcext:value-type="string">
            <text:p>Expected Outcome</text:p>
          </table:table-cell>
          <table:table-cell table:style-name="ce5" table:number-columns-repeated="1022"/>
        </table:table-row>
        <table:table-row table:style-name="ro4">
          <table:table-cell office:value-type="string" calcext:value-type="string">
            <text:p>Create a scene and add two or more character and/or creatures to it. Select all the entities on the scene and right click to select the Toggle Combat State icon. Select the Combat Tracker tab from the sidebar tabs.</text:p>
          </table:table-cell>
          <table:table-cell office:value-type="string" calcext:value-type="string">
            <text:p>Check that all the entities selected have appeared in the combat tracker.</text:p>
          </table:table-cell>
          <table:table-cell table:number-columns-repeated="1022"/>
        </table:table-row>
        <table:table-row table:style-name="ro3">
          <table:table-cell office:value-type="string" calcext:value-type="string">
            <text:p>With a selection of entities in the Combat Tracker click on the Roll All icon.</text:p>
          </table:table-cell>
          <table:table-cell office:value-type="string" calcext:value-type="string">
            <text:p>Initiative is generated for all entities in the combat tracker and the entities are sorted into their initiative order. The dice rolls for the character initiatives are recorded in the chat log.</text:p>
          </table:table-cell>
          <table:table-cell table:number-columns-repeated="1022"/>
        </table:table-row>
        <table:table-row table:style-name="ro3">
          <table:table-cell office:value-type="string" calcext:value-type="string">
            <text:p>With a selection of entities in the Combat Tracker and initiatives generated for them click on the Begin Combat option at the bottom.</text:p>
          </table:table-cell>
          <table:table-cell office:value-type="string" calcext:value-type="string">
            <text:p>The combat tracker goes into round 1 and has the highest changer in initiative order selected.</text:p>
          </table:table-cell>
          <table:table-cell table:number-columns-repeated="1022"/>
        </table:table-row>
        <table:table-row table:style-name="ro3">
          <table:table-cell office:value-type="string" calcext:value-type="string">
            <text:p>Begin a combat with a group of entities then click on the right arrow option at the bottom of the combat tracker.</text:p>
          </table:table-cell>
          <table:table-cell office:value-type="string" calcext:value-type="string">
            <text:p>The combat tracker moves the highlight to the next entity in initiative order.</text:p>
          </table:table-cell>
          <table:table-cell table:number-columns-repeated="1022"/>
        </table:table-row>
        <table:table-row table:style-name="ro3">
          <table:table-cell office:value-type="string" calcext:value-type="string">
            <text:p>Begin a combat with a group of entities then click on the right arrow option at the bottom of the combat tracker. Then click the left arrow option at the bottom of the combat tracker.</text:p>
          </table:table-cell>
          <table:table-cell office:value-type="string" calcext:value-type="string">
            <text:p>The highlighted entity is returned to being the first one.</text:p>
          </table:table-cell>
          <table:table-cell table:number-columns-repeated="1022"/>
        </table:table-row>
        <table:table-row table:style-name="ro3">
          <table:table-cell office:value-type="string" calcext:value-type="string">
            <text:p>Begin a combat with a group of entities and click the right arrow to move through them until the last one is hightlighted. Note the current ordering and then click on the right arrow again.</text:p>
          </table:table-cell>
          <table:table-cell office:value-type="string" calcext:value-type="string">
            <text:p>The combat tracker moves to the next round and regenerates initiative.</text:p>
          </table:table-cell>
          <table:table-cell table:number-columns-repeated="1022"/>
        </table:table-row>
        <table:table-row table:style-name="ro3">
          <table:table-cell office:value-type="string" calcext:value-type="string">
            <text:p>Carrying on from the last test click on the left arrow option.</text:p>
          </table:table-cell>
          <table:table-cell office:value-type="string" calcext:value-type="string">
            <text:p>The combat tracker returns to the previous round and reset the initiative order to match what it was during that round.</text:p>
          </table:table-cell>
          <table:table-cell table:number-columns-repeated="1022"/>
        </table:table-row>
        <table:table-row table:style-name="ro3">
          <table:table-cell office:value-type="string" calcext:value-type="string">
            <text:p>Carrying on from the last test click the right arrow option.</text:p>
          </table:table-cell>
          <table:table-cell office:value-type="string" calcext:value-type="string">
            <text:p>The combat tracker proceeds to the next round but does not regenerate initiative, using the details that were originally generated for the round the first time it was activated.</text:p>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I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30">00/00/0000</text:date>, <text:time style:data-style-name="N2" text:time-value="14:02:40.0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30T06:45:57.661000000</meta:creation-date>
    <meta:generator>LibreOffice/7.1.7.2$Windows_X86_64 LibreOffice_project/c6a4e3954236145e2acb0b65f68614365aeee33f</meta:generator>
    <dc:date>2021-12-30T14:12:26.107000000</dc:date>
    <meta:editing-duration>PT4H9M27S</meta:editing-duration>
    <meta:editing-cycles>45</meta:editing-cycles>
    <meta:document-statistic meta:table-count="9" meta:cell-count="287" meta:object-count="0"/>
  </office:meta>
</office:document-meta>
</file>